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ans Kannada ExtraCondensed Medium" svg:font-family="'Noto Sans Kannada ExtraCondensed Medium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njari" fo:font-size="13pt" officeooo:rsid="000a1b8b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Manjari" fo:font-size="13pt" officeooo:rsid="000a1b8b" officeooo:paragraph-rsid="000a1b8b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Manjari" fo:font-size="13pt" officeooo:rsid="000a1b8b" officeooo:paragraph-rsid="000a1b8b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Manjari" fo:font-size="13pt" officeooo:rsid="000a1b8b" officeooo:paragraph-rsid="000abbdf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Manjari" fo:font-size="13pt" fo:font-weight="normal" officeooo:rsid="000abbdf" officeooo:paragraph-rsid="000abbdf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Manjari" fo:font-size="13pt" fo:font-weight="normal" officeooo:rsid="000abbdf" officeooo:paragraph-rsid="000abbdf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Manjari" fo:font-size="13pt" fo:font-weight="normal" officeooo:rsid="000abbdf" officeooo:paragraph-rsid="000bbc43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Manjari" fo:font-size="13pt" fo:font-weight="bold" officeooo:rsid="000a1b8b" officeooo:paragraph-rsid="000a1b8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Manjari" fo:font-size="13pt" fo:font-weight="bold" officeooo:rsid="000abbdf" officeooo:paragraph-rsid="000abbdf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5" style:family="text">
      <style:text-properties officeooo:rsid="000abbdf"/>
    </style:style>
    <style:style style:name="T6" style:family="text">
      <style:text-properties officeooo:rsid="000b406d"/>
    </style:style>
    <style:style style:name="T7" style:family="text">
      <style:text-properties style:text-position="sub 58%" officeooo:rsid="000b406d"/>
    </style:style>
    <style:style style:name="T8" style:family="text">
      <style:text-properties style:text-position="0% 100%" officeooo:rsid="000b406d"/>
    </style:style>
    <style:style style:name="T9" style:family="text">
      <style:text-properties style:text-position="super 58%" officeooo:rsid="000b406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de los Andes<text:line-break/>Matemáticas Discretas semeste A-2024</text:p>
      <text:p text:style-name="P2">Aplicacion Tutor: <text:span text:style-name="T3">TuTeacher</text:span></text:p>
      <text:p text:style-name="P5"><text:span text:style-name="T2">Autor: Johan Maldonado</text:span></text:p>
      <text:p text:style-name="P2"/>
      <text:p text:style-name="P2"/>
      <text:p text:style-name="P3">El tutor automático<text:span text:style-name="T5">(TuTeacher)</text:span> es un<text:span text:style-name="T5">a aplicación web,</text:span> diseñado para ayudar a los usuarios a repasar conceptos <text:span text:style-name="T5">sobre la introduccion a las funciones generatrices</text:span>. Proporcionará una breve explicación de cada concepto seguido de preguntas de opción múltiple.</text:p>
      <text:p text:style-name="P3"/>
      <text:p text:style-name="P8">Funcionalidades:</text:p>
      <text:p text:style-name="P8"/>
      <text:p text:style-name="P3"><text:span text:style-name="T1">- Visualización de Conceptos:</text:span> El tutor mostrará una lista de conceptos a los usuarios. Cada concepto estará acompañado de una breve explicación.</text:p>
      <text:p text:style-name="P3"/>
      <text:p text:style-name="P4"><text:span text:style-name="T1">- Preguntas de Opción Múltiple: </text:span>Después de la <text:span text:style-name="T5">breve</text:span> explicación de cada concepto, se mostrará una pregunta de opción múltiple.</text:p>
      <text:p text:style-name="P3"/>
      <text:p text:style-name="P3"><text:span text:style-name="T5">a) </text:span>Las preguntas tendrán al menos 3 opciones de respuesta.</text:p>
      <text:p text:style-name="P3"><text:span text:style-name="T5">b) </text:span>Los usuarios podrán seleccionar una única respuesta.</text:p>
      <text:p text:style-name="P3"/>
      <text:p text:style-name="P3"><text:span text:style-name="T1">- Validación de Respuestas: </text:span>El sistema validará la respuesta seleccionada por el usuario.</text:p>
      <text:p text:style-name="P3"/>
      <text:p text:style-name="P3"><text:span text:style-name="T5">a) </text:span>Si la respuesta es correcta, se mostrará un mensaje indicando que la respuesta es correcta.</text:p>
      <text:p text:style-name="P3"><text:span text:style-name="T5">b) </text:span>Si la respuesta es incorrecta, se mostrará un mensaje indicando que la respuesta es incorrecta y se dará la oportunidad de intentarlo nuevamente.</text:p>
      <text:p text:style-name="P3"/>
      <text:p text:style-name="P3"><text:span text:style-name="T1">- Finalización del Módulo: </text:span>Después de responder todas las preguntas, se mostrará un mensaje indicando que el módulo ha sido completado.</text:p>
      <text:p text:style-name="P3"/>
      <text:p text:style-name="P8">Compatibilidad:</text:p>
      <text:p text:style-name="P3"/>
      <text:p text:style-name="P3">El tutor automático deberá ser compatible con los principales navegadores web (Chrome, Firefox, <text:span text:style-name="T5">Opera</text:span>, Edge).</text:p>
      <text:p text:style-name="P3"/>
      <text:p text:style-name="P3">La interfaz del tutor deberá ser intuitiva y fácil de usar para los usuarios.</text:p>
      <text:p text:style-name="P3"/>
      <text:p text:style-name="P8">Limitaciones:</text:p>
      <text:p text:style-name="P8"/>
      <text:p text:style-name="P3">El tutor no almacenará el progreso del usuario entre sesiones. Cada vez que se acceda al módulo, se mostrará desde el principio.</text:p>
      <text:p text:style-name="P3"/>
      <text:p text:style-name="P9"/>
      <text:p text:style-name="P9"><text:soft-page-break/></text:p>
      <text:p text:style-name="P9"/>
      <text:p text:style-name="P9"/>
      <text:p text:style-name="P9"/>
      <text:p text:style-name="P9">Explicacion de uso:</text:p>
      <text:p text:style-name="P9"/>
      <text:p text:style-name="P9">Concepto 1: Funciones generatrices</text:p>
      <text:p text:style-name="P6"/>
      <text:p text:style-name="P6">- Descripción: Las funciones generatrices son herramientas matemáticas que permiten representar secuencias de números mediante una expresión algebraica.</text:p>
      <text:p text:style-name="P6"/>
      <text:p text:style-name="P6">- Preguntas:</text:p>
      <text:p text:style-name="P6">1. ¿Las funciones generatrices representan secuencias de números mediante una expresión algebraica? (Verdadera)</text:p>
      <text:p text:style-name="P6">2. ¿Las funciones generatrices son herramientas para resolver ecuaciones diferenciales? (Falsa)</text:p>
      <text:p text:style-name="P6">3. ¿Las funciones generatrices solo pueden representar secuencias finitas de números? (Falsa)</text:p>
      <text:p text:style-name="P6"/>
      <text:p text:style-name="P9">Concepto 2: Función generatriz ordinaria</text:p>
      <text:p text:style-name="P6"/>
      <text:p text:style-name="P6">- Descripción: La función generatriz ordinaria de una secuencia {<text:span text:style-name="T6">a</text:span><text:span text:style-name="T7">n</text:span><text:span text:style-name="T6">}</text:span> es la serie de potencias <text:s/>G(x) = a<text:span text:style-name="T7">0</text:span> + a<text:span text:style-name="T7">1</text:span><text:span text:style-name="T8">x </text:span>+ a<text:span text:style-name="T7">2</text:span>x<text:span text:style-name="T9">2 </text:span>+ … <text:span text:style-name="T6">+ </text:span>.</text:p>
      <text:p text:style-name="P6"/>
      <text:p text:style-name="P6">- Preguntas:</text:p>
      <text:p text:style-name="P7">1. ¿La función generatriz ordinaria de una secuencia es una serie de potencias? (Verdadera)</text:p>
      <text:p text:style-name="P7">2. ¿La función generatriz ordinaria de una secuencia es una integral definida? (Falsa)</text:p>
      <text:p text:style-name="P6">3. ¿La función generatriz ordinaria de una secuencia es una raíz cuadrada? (Falsa)</text:p>
      <text:p text:style-name="P6"/>
      <text:p text:style-name="P9">Concepto 3: Aplicaciones de las funciones generatrices</text:p>
      <text:p text:style-name="P6"/>
      <text:p text:style-name="P6">- Descripción: Las funciones generatrices se utilizan en análisis de algoritmos, teoría de números, combinatoria y otras áreas de las matemáticas y la informática.</text:p>
      <text:p text:style-name="P6"/>
      <text:p text:style-name="P6">- Preguntas:</text:p>
      <text:p text:style-name="P6">1. ¿Las funciones generatrices se utilizan únicamente en la teoría de números? (Falsa)</text:p>
      <text:p text:style-name="P6">2. ¿Las funciones generatrices se utilizan en el análisis de algoritmos? (Verdadera)</text:p>
      <text:p text:style-name="P6">3. ¿Las funciones generatrices se utilizan en la física nuclear? (Falsa)</text:p>
      <text:p text:style-name="P3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ans Kannada ExtraCondensed Medium" svg:font-family="'Noto Sans Kannada ExtraCondensed Medium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2:27:38.275962407</meta:creation-date>
    <dc:date>2024-04-24T12:51:03.121876401</dc:date>
    <meta:editing-duration>PT1H13M9S</meta:editing-duration>
    <meta:editing-cycles>4</meta:editing-cycles>
    <meta:generator>LibreOffice/7.6.6.3$Linux_X86_64 LibreOffice_project/60$Build-3</meta:generator>
    <meta:document-statistic meta:table-count="0" meta:image-count="0" meta:object-count="0" meta:page-count="2" meta:paragraph-count="37" meta:word-count="443" meta:character-count="2995" meta:non-whitespace-character-count="2588"/>
  </office:meta>
</office:document-meta>
</file>